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a0ad" officeooo:paragraph-rsid="00426540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42654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b6a71" officeooo:paragraph-rsid="005b6a71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26540" officeooo:paragraph-rsid="005d8cd4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f08b8" officeooo:paragraph-rsid="005f08b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28da7" officeooo:paragraph-rsid="005d8cd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374f9" officeooo:paragraph-rsid="00426540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officeooo:paragraph-rsid="00426540"/>
    </style:style>
    <style:style style:name="P9" style:family="paragraph" style:parent-style-name="Standard">
      <style:paragraph-properties fo:text-align="start" style:justify-single-word="false"/>
      <style:text-properties officeooo:paragraph-rsid="005d8cd4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28da7" officeooo:paragraph-rsid="00426540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28da7" officeooo:paragraph-rsid="0049d3f6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ef259" officeooo:paragraph-rsid="00426540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bead1" officeooo:paragraph-rsid="005bead1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e00c6" officeooo:paragraph-rsid="004e00c6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b6a71" officeooo:paragraph-rsid="005b6a71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5af678" officeooo:paragraph-rsid="005d8cd4" style:font-size-asian="12pt" style:font-weight-asian="normal" style:font-size-complex="12pt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426540" officeooo:paragraph-rsid="005d8cd4" style:font-size-asian="12pt" style:font-weight-asian="normal" style:font-size-complex="12pt" style:font-weight-complex="normal"/>
    </style:style>
    <style:style style:name="P18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426540" officeooo:paragraph-rsid="005d8cd4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paragraph-rsid="0049d3f6" style:font-size-asian="12pt" style:font-size-complex="12pt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paragraph-rsid="00426540" style:font-size-asian="12pt" style:font-size-complex="12pt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paragraph-rsid="004d0cd5" style:font-size-asian="12pt" style:font-size-complex="12pt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DejaVu Sans Condensed" fo:font-size="12pt" officeooo:paragraph-rsid="005d8cd4" style:font-size-asian="12pt" style:font-size-complex="12pt"/>
    </style:style>
    <style:style style:name="P23" style:family="paragraph" style:parent-style-name="Standard" style:list-style-name="L7">
      <style:paragraph-properties fo:text-align="start" style:justify-single-word="false"/>
      <style:text-properties style:font-name="DejaVu Sans Condensed" fo:font-size="12pt" officeooo:paragraph-rsid="005d8cd4" style:font-size-asian="12pt" style:font-size-complex="12pt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rsid="0049d3f6" officeooo:paragraph-rsid="0049d3f6" style:font-size-asian="12pt" style:font-size-complex="12pt"/>
    </style:style>
    <style:style style:name="P25" style:family="paragraph" style:parent-style-name="Standard" style:list-style-name="L4">
      <style:paragraph-properties fo:text-align="start" style:justify-single-word="false"/>
      <style:text-properties style:font-name="DejaVu Sans Condensed" fo:font-size="12pt" officeooo:rsid="0049d3f6" officeooo:paragraph-rsid="005d8cd4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63e6d0" officeooo:paragraph-rsid="0063e6d0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50d28d" officeooo:paragraph-rsid="0050d28d"/>
    </style:style>
    <style:style style:name="P28" style:family="paragraph" style:parent-style-name="Standard" style:list-style-name="L5">
      <style:paragraph-properties fo:text-align="start" style:justify-single-word="false"/>
      <style:text-properties officeooo:paragraph-rsid="005d8cd4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4e00c6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5af678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5debc3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49d3f6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428da7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4b748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5b6a71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5d8cd4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5f08b8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484e6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4738f7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621e50" style:font-size-asian="12pt" style:font-weight-asian="bold" style:font-size-complex="12pt" style:font-weight-complex="bold"/>
    </style:style>
    <style:style style:name="T17" style:family="text">
      <style:text-properties officeooo:rsid="00428da7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49d3f6" style:font-weight-asian="bold" style:font-weight-complex="bold"/>
    </style:style>
    <style:style style:name="T20" style:family="text">
      <style:text-properties fo:font-weight="bold" officeooo:rsid="00428da7" style:font-weight-asian="bold" style:font-weight-complex="bold"/>
    </style:style>
    <style:style style:name="T21" style:family="text">
      <style:text-properties fo:font-weight="bold" officeooo:rsid="004d0cd5" style:font-weight-asian="bold" style:font-weight-complex="bold"/>
    </style:style>
    <style:style style:name="T22" style:family="text">
      <style:text-properties fo:font-weight="bold" officeooo:rsid="005b6a71" style:font-weight-asian="bold" style:font-weight-complex="bold"/>
    </style:style>
    <style:style style:name="T23" style:family="text">
      <style:text-properties fo:font-weight="bold" officeooo:rsid="00426540" style:font-weight-asian="bold" style:font-weight-complex="bold"/>
    </style:style>
    <style:style style:name="T24" style:family="text">
      <style:text-properties fo:font-weight="bold" officeooo:rsid="00484e6d" style:font-weight-asian="bold" style:font-weight-complex="bold"/>
    </style:style>
    <style:style style:name="T25" style:family="text">
      <style:text-properties officeooo:rsid="0049d3f6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428da7" style:font-weight-asian="normal" style:font-weight-complex="normal"/>
    </style:style>
    <style:style style:name="T28" style:family="text">
      <style:text-properties fo:font-weight="normal" officeooo:rsid="0049d3f6" style:font-weight-asian="normal" style:font-weight-complex="normal"/>
    </style:style>
    <style:style style:name="T29" style:family="text">
      <style:text-properties fo:font-weight="normal" officeooo:rsid="00426540" style:font-weight-asian="normal" style:font-weight-complex="normal"/>
    </style:style>
    <style:style style:name="T30" style:family="text">
      <style:text-properties fo:font-weight="normal" officeooo:rsid="005b6a71" style:font-weight-asian="normal" style:font-weight-complex="normal"/>
    </style:style>
    <style:style style:name="T31" style:family="text">
      <style:text-properties fo:font-weight="normal" officeooo:rsid="00484e6d" style:font-weight-asian="normal" style:font-weight-complex="normal"/>
    </style:style>
    <style:style style:name="T32" style:family="text">
      <style:text-properties fo:font-weight="normal" officeooo:rsid="005f08b8" style:font-weight-asian="normal" style:font-weight-complex="normal"/>
    </style:style>
    <style:style style:name="T33" style:family="text">
      <style:text-properties officeooo:rsid="00484e6d"/>
    </style:style>
    <style:style style:name="T34" style:family="text">
      <style:text-properties officeooo:rsid="005f08b8"/>
    </style:style>
    <style:style style:name="T35" style:family="text">
      <style:text-properties officeooo:rsid="005f5b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7">0</text:span><text:span text:style-name="T16">5</text:span><text:span text:style-name="T8">2</text:span><text:span text:style-name="T7"> - </text:span><text:span text:style-name="T9">A/G </text:span><text:span text:style-name="T10">- </text:span><text:span text:style-name="T11">General setup, Shkval use, </text:span><text:span text:style-name="T12">Guided weapons</text:span></text:p>
      <text:p text:style-name="P1"/>
      <text:p text:style-name="P5">A/G Master Mode ... B4 press</text:p>
      <text:p text:style-name="P1"/>
      <text:p text:style-name="P1">All</text:p>
      <text:list xml:id="list1702819827" text:style-name="L1">
        <text:list-item>
          <text:p text:style-name="P10">Press <text:span text:style-name="T18">Lower Gray Hat</text:span> to <text:span text:style-name="T18">cycle weapons</text:span></text:p>
        </text:list-item>
        <text:list-item>
          <text:p text:style-name="P10">Selected weapon is shown <text:span text:style-name="T25">on the HUD in English, and </text:span>in the armament panel with lights and letters:</text:p>
          <text:list>
            <text:list-item>
              <text:p text:style-name="P12"><text:span text:style-name="T18">Б</text:span> <text:span text:style-name="T17">=</text:span> bombs</text:p>
            </text:list-item>
            <text:list-item>
              <text:p text:style-name="P12"><text:span text:style-name="T18">УР</text:span> <text:span text:style-name="T17">=</text:span> missiles</text:p>
            </text:list-item>
            <text:list-item>
              <text:p text:style-name="P12"><text:span text:style-name="T18">НРС</text:span> <text:span text:style-name="T17">= </text:span>rockets</text:p>
            </text:list-item>
            <text:list-item>
              <text:p text:style-name="P12"><text:span text:style-name="T18">ВПУ</text:span> <text:span text:style-name="T17">= gun, remaining rounds shown in the l</text:span>ower right of the panel: <text:span text:style-name="T18">К</text:span> <text:span text:style-name="T17">= </text:span>full, <text:span text:style-name="T17">then </text:span><text:span text:style-name="T18">1/2</text:span>, <text:span text:style-name="T18">1/4</text:span></text:p>
            </text:list-item>
            <text:list-item>
              <text:p text:style-name="P13"><text:span text:style-name="T34">Remaining g</text:span>un rounds <text:span text:style-name="T34">are </text:span>also in the bottom right corner of HUD when in gun mode, shown in quarters (4, 3, 2, 1).</text:p>
            </text:list-item>
          </text:list>
        </text:list-item>
        <text:list-item>
          <text:p text:style-name="P14"><text:span text:style-name="T18">Countermeasures</text:span> ... <text:span text:style-name="T18">As needed</text:span> (<text:span text:style-name="T18">Top Hat</text:span> -- F: chaff, B: flares, U: ECM <text:span text:style-name="T35">(if carrying pods)</text:span>, D: IRCM)</text:p>
        </text:list-item>
        <text:list-item>
          <text:p text:style-name="P27"><text:span text:style-name="T2">W</text:span><text:span text:style-name="T1">eapons of the same type fire from the outside in.</text:span></text:p>
        </text:list-item>
      </text:list>
      <text:p text:style-name="P2"/>
      <text:p text:style-name="P3">Shkval -- Used for Laser Guided weapons, and to designate targets for TV guided bombs, gunpods, and CCRP bombing</text:p>
      <text:list xml:id="list448679937" text:style-name="L2">
        <text:list-item>
          <text:p text:style-name="P19"><text:span text:style-name="T28">Turn on </text:span><text:span text:style-name="T19">Shkval TV screen</text:span><text:span text:style-name="T28"> (</text:span><text:span text:style-name="T19">Pinky Switch down</text:span><text:span text:style-name="T28">).</text:span></text:p>
        </text:list-item>
        <text:list-item>
          <text:p text:style-name="P19"><text:span text:style-name="T28">U</text:span><text:span text:style-name="T27">se </text:span><text:span text:style-name="T20">TDC </text:span><text:span text:style-name="T19">slew</text:span><text:span text:style-name="T27"> to slew crosshairs onto target </text:span><text:span text:style-name="T29">in Shkval</text:span><text:span text:style-name="T27">.</text:span></text:p>
        </text:list-item>
        <text:list-item>
          <text:p text:style-name="P24"><text:span text:style-name="T27">Adjust </text:span><text:span text:style-name="T20">zoom</text:span><text:span text:style-name="T27"> (</text:span><text:span text:style-name="T20">Middle Hat up/down</text:span><text:span text:style-name="T27">) and </text:span><text:span text:style-name="T20">tracking gate size</text:span><text:span text:style-name="T27"> </text:span><text:span text:style-name="T26">(</text:span><text:span text:style-name="T18">Middle Hat left/right</text:span><text:span text:style-name="T26">) as needed.</text:span></text:p>
        </text:list-item>
        <text:list-item>
          <text:p text:style-name="P11">Press <text:span text:style-name="T18">TDC press</text:span> to ground lock. <text:s/><text:span text:style-name="T25">If contrast is high enough, Shkval will automatically lock on the target, but target lock is not required to use weapons</text:span>.</text:p>
        </text:list-item>
      </text:list>
      <text:list xml:id="list4229433947" text:style-name="L3">
        <text:list-item>
          <text:list>
            <text:list-item>
              <text:p text:style-name="P15">"<text:span text:style-name="T18">KC</text:span>" at top right indicates ground lock, "<text:span text:style-name="T18">AC</text:span>" at top right indicates target contrast lock</text:p>
            </text:list-item>
            <text:list-item>
              <text:p text:style-name="P15">Number at top left is size of targeting box in meters</text:p>
            </text:list-item>
            <text:list-item>
              <text:p text:style-name="P15">"<text:span text:style-name="T18">LR</text:span>" at bottom with number indicates laser ranging active, range in km</text:p>
            </text:list-item>
          </text:list>
        </text:list-item>
      </text:list>
      <text:list xml:id="list110917361871660" text:continue-list="list448679937" text:style-name="L2">
        <text:list-item>
          <text:p text:style-name="P20"><text:span text:style-name="T27">When starting attack run, </text:span><text:span text:style-name="T20">turn on laser</text:span><text:span text:style-name="T27"> </text:span><text:span text:style-name="T28">(</text:span><text:span text:style-name="T19">Pinky Switch press</text:span><text:span text:style-name="T28">)</text:span><text:span text:style-name="T27">.</text:span></text:p>
        </text:list-item>
        <text:list-item>
          <text:p text:style-name="P24"><text:span text:style-name="T27">R</text:span><text:span text:style-name="T26">ange scale will be shown on left side of HUD.</text:span></text:p>
        </text:list-item>
        <text:list-item>
          <text:p text:style-name="P21"><text:span text:style-name="T30">When off the attack run, </text:span><text:span text:style-name="T22">t</text:span><text:span text:style-name="T20">urn o</text:span><text:span text:style-name="T21">ff</text:span><text:span text:style-name="T20"> laser </text:span><text:span text:style-name="T19">(Pinky Switch press)</text:span><text:span text:style-name="T27">. <text:s/></text:span><text:span text:style-name="T30">Laser will overheat if left on for more than about a minute.</text:span></text:p>
        </text:list-item>
      </text:list>
      <text:p text:style-name="P7"/>
      <text:p text:style-name="P9"><text:span text:style-name="T13">Guided weapons (Laser guided: </text:span><text:span text:style-name="T14">Kh-25ML, Kh-29L, S-25L, 9</text:span><text:span text:style-name="T15">A14</text:span><text:span text:style-name="T14">72 Vikhr; </text:span><text:span text:style-name="T13">TV guided: KAB-500kr</text:span><text:span text:style-name="T14">)</text:span></text:p>
      <text:p text:style-name="P26">Laser guided weapons use laser code <text:span text:style-name="T18">1113</text:span> and can be buddy-lased from other platforms.</text:p>
      <text:list xml:id="list1772097242" text:style-name="L4">
        <text:list-item>
          <text:p text:style-name="P16">Lock target with Shkval (see steps <text:span text:style-name="T34">above</text:span>)</text:p>
        </text:list-item>
      </text:list>
      <text:list xml:id="list3659628802" text:style-name="L5">
        <text:list-item>
          <text:list>
            <text:list-item>
              <text:p text:style-name="P28"><text:span text:style-name="T3">Ground lock </text:span><text:span text:style-name="T4">(</text:span><text:span text:style-name="T3">"KC"</text:span><text:span text:style-name="T4">)</text:span><text:span text:style-name="T3"> is ok, target contrast lock </text:span><text:span text:style-name="T4">(</text:span><text:span text:style-name="T3">"AC"</text:span><text:span text:style-name="T4">)</text:span><text:span text:style-name="T3"> </text:span><text:span text:style-name="T5">is not required to use weapons</text:span><text:span text:style-name="T6">.</text:span></text:p>
            </text:list-item>
          </text:list>
        </text:list-item>
      </text:list>
      <text:list xml:id="list110917361575813" text:continue-list="list1772097242" text:style-name="L4">
        <text:list-item>
          <text:p text:style-name="P22"><text:span text:style-name="T27">When starting attack run, </text:span><text:span text:style-name="T20">turn on laser</text:span><text:span text:style-name="T27"> </text:span><text:span text:style-name="T28">(</text:span><text:span text:style-name="T19">Pinky Switch press</text:span><text:span text:style-name="T28">)</text:span><text:span text:style-name="T27">.</text:span></text:p>
        </text:list-item>
        <text:list-item>
          <text:p text:style-name="P25"><text:span text:style-name="T27">R</text:span><text:span text:style-name="T26">ange scale will be shown on left side of HUD.</text:span></text:p>
        </text:list-item>
        <text:list-item>
          <text:p text:style-name="P22"><text:span text:style-name="T28">When in range </text:span><text:span text:style-name="T32">and you have Launch Authorized</text:span><text:span text:style-name="T28">, p</text:span><text:span text:style-name="T27">ress and hold </text:span><text:span text:style-name="T20">Trigger</text:span><text:span text:style-name="T27"> to fire.</text:span></text:p>
        </text:list-item>
      </text:list>
      <text:list xml:id="list1456616027" text:style-name="L6">
        <text:list-item>
          <text:list>
            <text:list-item>
              <text:p text:style-name="P17">If using Vikhrs, remain pointing at target since it's a beam-rider.</text:p>
            </text:list-item>
          </text:list>
        </text:list-item>
      </text:list>
      <text:list xml:id="list110917294884907" text:continue-list="list110917361575813" text:style-name="L4">
        <text:list-item>
          <text:p text:style-name="P22"><text:span text:style-name="T21">T</text:span><text:span text:style-name="T20">urn o</text:span><text:span text:style-name="T21">ff</text:span><text:span text:style-name="T20"> laser </text:span><text:span text:style-name="T19">(Pinky Switch press)</text:span><text:span text:style-name="T27">.</text:span></text:p>
        </text:list-item>
      </text:list>
      <text:p text:style-name="P6"/>
      <text:p text:style-name="P4">ARMs (<text:span text:style-name="T34">Kh-25MP, </text:span>Kh-25MPU, Kh-58U), <text:span text:style-name="T33">L-801 ELINT pod is required</text:span></text:p>
      <text:list xml:id="list2242032700" text:style-name="L7">
        <text:list-item>
          <text:p text:style-name="P18">Turn on ELINT pod (<text:span text:style-name="T18">Top Hat down</text:span>)</text:p>
        </text:list-item>
        <text:list-item>
          <text:p text:style-name="P23"><text:span text:style-name="T23">Slew TDC</text:span><text:span text:style-name="T29"> on HUD over the desired </text:span><text:span text:style-name="T31">emitter</text:span><text:span text:style-name="T29"> marker, press </text:span><text:span text:style-name="T23">TDC </text:span><text:span text:style-name="T24">press</text:span><text:span text:style-name="T31"> </text:span><text:span text:style-name="T29">to lock.</text:span></text:p>
        </text:list-item>
        <text:list-item>
          <text:p text:style-name="P18">When in range, fire with <text:span text:style-name="T18">Trigger</text:span>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9-07T11:09:15.253000000</dc:date>
    <meta:editing-duration>PT13H34M40S</meta:editing-duration>
    <meta:editing-cycles>6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6" meta:word-count="444" meta:character-count="2332" meta:non-whitespace-character-count="1951"/>
  </office:meta>
</office:document-meta>
</file>